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Century Schoolbook L"/>
    </style:style>
    <style:style style:name="P2" style:family="paragraph" style:parent-style-name="Standard">
      <style:text-properties style:font-name="Century Schoolbook L" officeooo:paragraph-rsid="00182204"/>
    </style:style>
    <style:style style:name="P3" style:family="paragraph" style:parent-style-name="Standard">
      <style:text-properties style:font-name="Century Schoolbook L" officeooo:paragraph-rsid="0018a068"/>
    </style:style>
    <style:style style:name="P4" style:family="paragraph" style:parent-style-name="Standard">
      <style:text-properties style:font-name="Century Schoolbook L" officeooo:rsid="001d0170" officeooo:paragraph-rsid="001d0170"/>
    </style:style>
    <style:style style:name="P5" style:family="paragraph" style:parent-style-name="Standard">
      <style:text-properties style:font-name="Century Schoolbook L" fo:font-weight="bold" style:font-weight-asian="bold" style:font-weight-complex="bold"/>
    </style:style>
    <style:style style:name="P6" style:family="paragraph" style:parent-style-name="Standard">
      <style:text-properties style:font-name="Century Schoolbook L" fo:font-weight="normal" officeooo:rsid="001f4b06" officeooo:paragraph-rsid="001f4b06" style:font-weight-asian="normal" style:font-weight-complex="normal"/>
    </style:style>
    <style:style style:name="P7" style:family="paragraph" style:parent-style-name="Standard">
      <style:text-properties style:font-name="Century Schoolbook L" officeooo:rsid="00182204" officeooo:paragraph-rsid="001f4b06"/>
    </style:style>
    <style:style style:name="P8" style:family="paragraph" style:parent-style-name="Standard">
      <style:text-properties style:font-name="Century Schoolbook L" officeooo:rsid="001f4b06" officeooo:paragraph-rsid="001f4b06"/>
    </style:style>
    <style:style style:name="P9" style:family="paragraph" style:parent-style-name="Standard">
      <style:text-properties style:font-name="Century Schoolbook L" officeooo:rsid="0018efef" officeooo:paragraph-rsid="0018efef"/>
    </style:style>
    <style:style style:name="P10" style:family="paragraph" style:parent-style-name="Standard">
      <style:text-properties style:font-name="Century Schoolbook L" officeooo:rsid="001f4b06" officeooo:paragraph-rsid="001f4b06"/>
    </style:style>
    <style:style style:name="P11" style:family="paragraph" style:parent-style-name="Standard">
      <style:text-properties style:font-name="Century Schoolbook L" officeooo:rsid="00225dc2" officeooo:paragraph-rsid="00225dc2"/>
    </style:style>
    <style:style style:name="T1" style:family="text">
      <style:text-properties officeooo:rsid="001cb453"/>
    </style:style>
    <style:style style:name="T2" style:family="text">
      <style:text-properties officeooo:rsid="001f4b06"/>
    </style:style>
    <style:style style:name="T3" style:family="text">
      <style:text-properties officeooo:rsid="0021238b"/>
    </style:style>
    <style:style style:name="T4" style:family="text">
      <style:text-properties style:text-position="super 58%"/>
    </style:style>
    <style:style style:name="T5" style:family="text">
      <style:text-properties style:text-position="0% 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INSTRUCTIONS FOR CN LAB <text:span text:style-name="T2">EXAM</text:span></text:p>
      <text:p text:style-name="P6">Maximum Marks for lab internal – 15 Marks</text:p>
      <text:p text:style-name="P11">1<text:span text:style-name="T4">st</text:span> Lab internal till Experiment 5</text:p>
      <text:p text:style-name="P11"/>
      <text:p text:style-name="P8">The Experiment has to be written in the following format:</text:p>
      <text:p text:style-name="P3"><text:span text:style-name="T1">1. </text:span>Aim </text:p>
      <text:p text:style-name="P7"><text:span text:style-name="T1">2. </text:span>Description</text:p>
      <text:p text:style-name="P8"><text:tab/>2.1 Description of the program</text:p>
      <text:p text:style-name="P7"><text:span text:style-name="T2"><text:tab/>2.2 Requirements (system calls, header files, structures,etc, used in the program)</text:span> </text:p>
      <text:p text:style-name="P9"><text:span text:style-name="T1">3. </text:span>Algorithm</text:p>
      <text:p text:style-name="P8">4. Experiment/Task/Program </text:p>
      <text:p text:style-name="P4"><text:span text:style-name="T2">5</text:span>. Sample Input</text:p>
      <text:p text:style-name="P4"><text:span text:style-name="T2">6</text:span>. Expected Output</text:p>
      <text:p text:style-name="P8">7. Results and Discussion</text:p>
      <text:p text:style-name="P4"><text:span text:style-name="T2">8</text:span>. Conclusion<text:span text:style-name="T3">s</text:span></text:p>
      <text:p text:style-name="P2"/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0T12:25:06.816254883</meta:creation-date>
    <dc:date>2018-01-25T10:05:23.284709109</dc:date>
    <meta:editing-duration>PT3M1S</meta:editing-duration>
    <meta:editing-cycles>11</meta:editing-cycles>
    <meta:generator>LibreOffice/4.2.8.2$Linux_X86_64 LibreOffice_project/420m0$Build-2</meta:generator>
    <meta:document-statistic meta:table-count="0" meta:image-count="0" meta:object-count="0" meta:page-count="1" meta:paragraph-count="14" meta:word-count="64" meta:character-count="407" meta:non-whitespace-character-count="351"/>
  </office:meta>
</office:document-meta>
</file>